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38cm" style:rel-column-width="28099*"/>
    </style:style>
    <style:style style:name="tabFortune.B" style:family="table-column">
      <style:table-column-properties style:column-width="1.228cm" style:rel-column-width="4291*"/>
    </style:style>
    <style:style style:name="tabFortune.C" style:family="table-column">
      <style:table-column-properties style:column-width="2.194cm" style:rel-column-width="7670*"/>
    </style:style>
    <style:style style:name="tabFortune.D" style:family="table-column">
      <style:table-column-properties style:column-width="1.198cm" style:rel-column-width="4186*"/>
    </style:style>
    <style:style style:name="tabFortune.E" style:family="table-column">
      <style:table-column-properties style:column-width="2.252cm" style:rel-column-width="7874*"/>
    </style:style>
    <style:style style:name="tabFortune.F" style:family="table-column">
      <style:table-column-properties style:column-width="1.169cm" style:rel-column-width="4088*"/>
    </style:style>
    <style:style style:name="tabFortune.G" style:family="table-column">
      <style:table-column-properties style:column-width="2.669cm" style:rel-column-width="9327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="0cm" fo:border-left="0.018cm solid #000000" fo:border-right="none" fo:border-top="none" fo:border-bottom="none"/>
    </style:style>
    <style:style style:name="tabFortune.B2" style:family="table-cell">
      <style:table-cell-properties fo:padding="0cm" fo:border="none"/>
    </style:style>
    <style:style style:name="tabFortune.G2" style:family="table-cell">
      <style:table-cell-properties fo:padding="0cm" fo:border-left="none" fo:border-right="0.018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="0cm" fo:border-left="none" fo:border-right="none" fo:border-top="none" fo:border-bottom="0.018cm solid #000000"/>
    </style:style>
    <style:style style:name="tabFortune.G6" style:family="table-cell">
      <style:table-cell-properties fo:padding="0cm" fo:border-left="none" fo:border-right="0.018cm solid #000000" fo:border-top="none" fo:border-bottom="0.018cm solid #000000"/>
    </style:style>
    <style:style style:name="tabFortune.B10" style:family="table-cell">
      <style:table-cell-properties fo:padding="0cm" fo:border-left="none" fo:border-right="none" fo:border-top="none" fo:border-bottom="0.002cm solid #000000"/>
    </style:style>
    <style:style style:name="tabFortune.G10" style:family="table-cell">
      <style:table-cell-properties fo:padding="0cm" fo:border-left="none" fo:border-right="0.018cm solid #000000" fo:border-top="none" fo:border-bottom="0.002cm solid #000000"/>
    </style:style>
    <style:style style:name="Tableau5" style:family="table">
      <style:table-properties style:width="18.743cm" fo:margin-left="0.011cm" fo:margin-right="0.032cm" table:align="margins"/>
    </style:style>
    <style:style style:name="Tableau5.A" style:family="table-column">
      <style:table-column-properties style:column-width="8.035cm" style:rel-column-width="28092*"/>
    </style:style>
    <style:style style:name="Tableau5.B" style:family="table-column">
      <style:table-column-properties style:column-width="2.544cm" style:rel-column-width="8893*"/>
    </style:style>
    <style:style style:name="Tableau5.C" style:family="table-column">
      <style:table-column-properties style:column-width="1.55cm" style:rel-column-width="5421*"/>
    </style:style>
    <style:style style:name="Tableau5.D" style:family="table-column">
      <style:table-column-properties style:column-width="1.346cm" style:rel-column-width="4705*"/>
    </style:style>
    <style:style style:name="Tableau5.E" style:family="table-column">
      <style:table-column-properties style:column-width="1.496cm" style:rel-column-width="5229*"/>
    </style:style>
    <style:style style:name="Tableau5.F" style:family="table-column">
      <style:table-column-properties style:column-width="1.044cm" style:rel-column-width="3651*"/>
    </style:style>
    <style:style style:name="Tableau5.G" style:family="table-column">
      <style:table-column-properties style:column-width="2.729cm" style:rel-column-width="9544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18cm solid #000000" fo:border-right="none" fo:border-top="none" fo:border-bottom="0.018cm solid #000000"/>
    </style:style>
    <style:style style:name="Tableau5.B1" style:family="table-cell">
      <style:table-cell-properties fo:padding="0.097cm" fo:border-left="none" fo:border-right="none" fo:border-top="none" fo:border-bottom="0.018cm solid #000000"/>
    </style:style>
    <style:style style:name="Tableau5.G1" style:family="table-cell">
      <style:table-cell-properties fo:padding="0.097cm" fo:border-left="none" fo:border-right="0.018cm solid #000000" fo:border-top="none" fo:border-bottom="0.018cm solid #000000"/>
    </style:style>
    <style:style style:name="tabRevenu" style:family="table">
      <style:table-properties style:width="18.785cm" table:align="margins"/>
    </style:style>
    <style:style style:name="tabRevenu.A" style:family="table-column">
      <style:table-column-properties style:column-width="8.036cm" style:rel-column-width="28034*"/>
    </style:style>
    <style:style style:name="tabRevenu.B" style:family="table-column">
      <style:table-column-properties style:column-width="1.219cm" style:rel-column-width="4251*"/>
    </style:style>
    <style:style style:name="tabRevenu.C" style:family="table-column">
      <style:table-column-properties style:column-width="2.207cm" style:rel-column-width="7695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1cm" style:rel-column-width="7954*"/>
    </style:style>
    <style:style style:name="tabRevenu.F" style:family="table-column">
      <style:table-column-properties style:column-width="1.169cm" style:rel-column-width="4078*"/>
    </style:style>
    <style:style style:name="tabRevenu.G" style:family="table-column">
      <style:table-column-properties style:column-width="2.683cm" style:rel-column-width="9358*"/>
    </style:style>
    <style:style style:name="tabRevenu.1" style:family="table-row">
      <style:table-row-properties style:min-row-height="0.499cm"/>
    </style:style>
    <style:style style:name="tabRevenu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Revenu.A2" style:family="table-cell">
      <style:table-cell-properties fo:padding="0cm" fo:border-left="0.018cm solid #000000" fo:border-right="none" fo:border-top="none" fo:border-bottom="none"/>
    </style:style>
    <style:style style:name="tabRevenu.B2" style:family="table-cell">
      <style:table-cell-properties fo:padding="0cm" fo:border="none"/>
    </style:style>
    <style:style style:name="tabRevenu.G2" style:family="table-cell">
      <style:table-cell-properties fo:padding="0cm" fo:border-left="none" fo:border-right="0.018cm solid #000000" fo:border-top="none" fo:border-bottom="none"/>
    </style:style>
    <style:style style:name="tabRevenu.B4" style:family="table-cell">
      <style:table-cell-properties fo:padding="0cm" fo:border-left="none" fo:border-right="none" fo:border-top="none" fo:border-bottom="0.018cm solid #000000"/>
    </style:style>
    <style:style style:name="tabRevenu.G6" style:family="table-cell">
      <style:table-cell-properties fo:padding="0cm" fo:border-left="none" fo:border-right="0.018cm solid #000000" fo:border-top="none" fo:border-bottom="0.018cm solid #000000"/>
    </style:style>
    <style:style style:name="tabRevenu.B10" style:family="table-cell">
      <style:table-cell-properties fo:padding="0cm" fo:border-left="none" fo:border-right="none" fo:border-top="none" fo:border-bottom="0.002cm solid #000000"/>
    </style:style>
    <style:style style:name="tabRevenu.G10" style:family="table-cell">
      <style:table-cell-properties fo:padding="0cm" fo:border-left="none" fo:border-right="0.018cm solid #000000" fo:border-top="none" fo:border-bottom="0.002cm solid #000000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49cm" style:rel-column-width="28080*"/>
    </style:style>
    <style:style style:name="Tableau2.B" style:family="table-column">
      <style:table-column-properties style:column-width="2.552cm" style:rel-column-width="8905*"/>
    </style:style>
    <style:style style:name="Tableau2.C" style:family="table-column">
      <style:table-column-properties style:column-width="1.549cm" style:rel-column-width="5400*"/>
    </style:style>
    <style:style style:name="Tableau2.D" style:family="table-column">
      <style:table-column-properties style:column-width="1.358cm" style:rel-column-width="4739*"/>
    </style:style>
    <style:style style:name="Tableau2.E" style:family="table-column">
      <style:table-column-properties style:column-width="1.42cm" style:rel-column-width="4955*"/>
    </style:style>
    <style:style style:name="Tableau2.F" style:family="table-column">
      <style:table-column-properties style:column-width="1.074cm" style:rel-column-width="3746*"/>
    </style:style>
    <style:style style:name="Tableau2.G" style:family="table-column">
      <style:table-column-properties style:column-width="2.783cm" style:rel-column-width="9710*"/>
    </style:style>
    <style:style style:name="Tableau2.1" style:family="table-row">
      <style:table-row-properties style:min-row-height="0.55cm"/>
    </style:style>
    <style:style style:name="Tableau2.A1" style:family="table-cell">
      <style:table-cell-properties fo:padding="0.097cm" fo:border-left="0.018cm solid #000000" fo:border-right="none" fo:border-top="none" fo:border-bottom="0.018cm solid #000000"/>
    </style:style>
    <style:style style:name="Tableau2.B1" style:family="table-cell">
      <style:table-cell-properties fo:padding="0.097cm" fo:border-left="none" fo:border-right="none" fo:border-top="none" fo:border-bottom="0.018cm solid #000000"/>
    </style:style>
    <style:style style:name="Tableau2.G1" style:family="table-cell">
      <style:table-cell-properties fo:padding="0.097cm" fo:border-left="none" fo:border-right="0.018cm solid #000000" fo:border-top="none" fo:border-bottom="0.018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0.018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18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18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18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18cm solid #000000" fo:border-top="none" fo:border-bottom="0.018cm solid #000000"/>
    </style:style>
    <style:style style:name="tabDepense.B9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10" style:family="table-cell">
      <style:table-cell-properties fo:padding-left="0.101cm" fo:padding-right="0.101cm" fo:padding-top="0cm" fo:padding-bottom="0cm" fo:border-left="none" fo:border-right="0.018cm solid #000000" fo:border-top="none" fo:border-bottom="0.002cm solid #000000"/>
    </style:style>
    <style:style style:name="Tableau3" style:family="table">
      <style:table-properties style:width="18.759cm" fo:margin-left="0.011cm" fo:margin-right="0.016cm" table:align="margins"/>
    </style:style>
    <style:style style:name="Tableau3.A" style:family="table-column">
      <style:table-column-properties style:column-width="8.042cm" style:rel-column-width="28093*"/>
    </style:style>
    <style:style style:name="Tableau3.B" style:family="table-column">
      <style:table-column-properties style:column-width="3.099cm" style:rel-column-width="10826*"/>
    </style:style>
    <style:style style:name="Tableau3.C" style:family="table-column">
      <style:table-column-properties style:column-width="1.258cm" style:rel-column-width="4393*"/>
    </style:style>
    <style:style style:name="Tableau3.D" style:family="table-column">
      <style:table-column-properties style:column-width="0.995cm" style:rel-column-width="3475*"/>
    </style:style>
    <style:style style:name="Tableau3.E" style:family="table-column">
      <style:table-column-properties style:column-width="1.503cm" style:rel-column-width="5250*"/>
    </style:style>
    <style:style style:name="Tableau3.F" style:family="table-column">
      <style:table-column-properties style:column-width="1.071cm" style:rel-column-width="3740*"/>
    </style:style>
    <style:style style:name="Tableau3.G" style:family="table-column">
      <style:table-column-properties style:column-width="2.794cm" style:rel-column-width="9758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18cm solid #000000" fo:border-right="none" fo:border-top="none" fo:border-bottom="0.018cm solid #000000"/>
    </style:style>
    <style:style style:name="Tableau3.B1" style:family="table-cell">
      <style:table-cell-properties fo:padding="0.097cm" fo:border-left="none" fo:border-right="none" fo:border-top="none" fo:border-bottom="0.018cm solid #000000"/>
    </style:style>
    <style:style style:name="Tableau3.G1" style:family="table-cell">
      <style:table-cell-properties fo:padding="0.097cm" fo:border-left="none" fo:border-right="0.018cm solid #000000" fo:border-top="none" fo:border-bottom="0.018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18cm solid #000000" fo:border-right="none" fo:border-top="0.018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18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18cm solid #000000" fo:border-top="0.018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18cm solid #000000" fo:border-right="none" fo:border-top="none" fo:border-bottom="none"/>
    </style:style>
    <style:style style:name="Tableau4.B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18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18cm solid #000000" fo:border-right="none" fo:border-top="none" fo:border-bottom="0.018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18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18cm solid #000000" fo:border-top="none" fo:border-bottom="0.018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Table_20_Contents">
      <style:paragraph-properties fo:margin-left="0.132cm" fo:margin-right="0cm" fo:text-indent="0cm" style:auto-text-indent="false"/>
      <style:text-properties style:font-name="Arial" fo:font-weight="bold" style:font-weight-asian="bold" style:font-weight-complex="bold"/>
    </style:style>
    <style:style style:name="P5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Arial" fo:font-size="7pt" style:font-size-asian="7pt" style:font-size-complex="7pt"/>
    </style:style>
    <style:style style:name="P6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7" style:family="paragraph" style:parent-style-name="Table_20_Contents">
      <style:paragraph-properties style:shadow="none"/>
      <style:text-properties fo:color="#000000" style:font-name="Arial"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 style:shadow="none"/>
      <style:text-properties fo:color="#000000" style:font-name="Arial" fo:font-size="9pt" style:font-size-asian="9pt" style:font-size-complex="9pt"/>
    </style:style>
    <style:style style:name="P9" style:family="paragraph" style:parent-style-name="Table_20_Contents">
      <style:paragraph-properties style:shadow="none"/>
      <style:text-properties fo:color="#000000" style:font-name="Arial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 style:shadow="none"/>
      <style:text-properties fo:color="#000000" style:font-name="Arial" fo:font-size="10pt" style:font-size-asian="10pt" style:font-size-complex="10pt"/>
    </style:style>
    <style:style style:name="P11" style:family="paragraph" style:parent-style-name="Table_20_Contents">
      <style:paragraph-properties style:shadow="non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style:shadow="none"/>
      <style:text-properties fo:color="#000000" style:font-name="Arial" fo:font-size="11pt" style:font-size-asian="11pt" style:font-size-complex="11pt"/>
    </style:style>
    <style:style style:name="P13" style:family="paragraph" style:parent-style-name="Table_20_Contents">
      <style:paragraph-properties fo:text-align="end" style:justify-single-word="false" style:shadow="none"/>
      <style:text-properties fo:color="#000000" style:font-name="Arial" fo:font-size="11pt" style:font-size-asian="11pt" style:font-size-complex="11pt"/>
    </style:style>
    <style:style style:name="P14" style:family="paragraph" style:parent-style-name="Table_20_Contents">
      <style:paragraph-properties fo:text-align="end" style:justify-single-word="false" style:shadow="non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end" style:justify-single-word="false" style:shadow="none"/>
      <style:text-properties fo:color="#000000" style:font-name="Arial" fo:font-size="11pt" style:font-name-asian="Courier New" style:font-size-asian="11pt" style:font-name-complex="Courier New" style:font-size-complex="11pt"/>
    </style:style>
    <style:style style:name="P16" style:family="paragraph" style:parent-style-name="Table_20_Contents">
      <style:paragraph-properties style:shadow="none"/>
      <style:text-properties fo:color="#000000" style:font-name="Arial" fo:font-size="7pt" style:font-size-asian="7pt" style:font-size-complex="7pt"/>
    </style:style>
    <style:style style:name="P17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Arial" fo:font-size="11pt" style:font-size-asian="11pt" style:font-size-complex="11pt"/>
    </style:style>
    <style:style style:name="P18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19" style:family="paragraph" style:parent-style-name="Table_20_Contents">
      <style:paragraph-properties fo:margin-left="0.118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0" style:family="paragraph" style:parent-style-name="Table_20_Contents">
      <style:paragraph-properties fo:margin-left="0cm" fo:margin-right="0.132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1" style:family="paragraph" style:parent-style-name="Table_20_Contents">
      <style:paragraph-properties fo:margin-left="0.125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2" style:family="paragraph" style:parent-style-name="Table_20_Contents">
      <style:paragraph-properties fo:margin-left="0.102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3" style:family="paragraph" style:parent-style-name="Table_20_Contents">
      <style:paragraph-properties fo:margin-left="0cm" fo:margin-right="0.116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4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Arial" fo:font-weight="bold" style:font-weight-asian="bold" style:font-weight-complex="bold"/>
    </style:style>
    <style:style style:name="P26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Arial" fo:font-size="11pt" style:font-size-asian="11pt" style:font-size-complex="11pt"/>
    </style:style>
    <style:style style:name="P28" style:family="paragraph" style:parent-style-name="Table_20_Contents">
      <style:text-properties fo:color="#000000" style:font-name="Arial" fo:font-size="10pt" style:font-size-asian="10pt" style:font-size-complex="10pt"/>
    </style:style>
    <style:style style:name="P29" style:family="paragraph" style:parent-style-name="Table_20_Contents">
      <style:paragraph-properties fo:text-align="end" style:justify-single-word="fals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30" style:family="paragraph" style:parent-style-name="Table_20_Contents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color="#00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2" style:family="paragraph" style:parent-style-name="Table_20_Contents">
      <style:paragraph-properties fo:margin-left="-0.097cm" fo:margin-right="0.009cm" fo:text-indent="0cm" style:auto-text-indent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margin-left="0.099cm" fo:margin-right="0cm" fo:text-indent="0cm" style:auto-text-indent="false"/>
      <style:text-properties style:font-name="Arial" fo:font-weight="bold" style:font-weight-asian="bold" style:font-weight-complex="bold"/>
    </style:style>
    <style:style style:name="P34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Arial" fo:font-size="7pt" style:font-size-asian="7pt" style:font-size-complex="7pt"/>
    </style:style>
    <style:style style:name="P35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Arial" fo:font-size="11pt" style:font-size-asian="11pt" style:font-size-complex="11pt"/>
    </style:style>
    <style:style style:name="P36" style:family="paragraph" style:parent-style-name="Table_20_Contents">
      <style:paragraph-properties fo:margin-left="0.146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37" style:family="paragraph" style:parent-style-name="Table_20_Contents">
      <style:paragraph-properties fo:margin-left="0cm" fo:margin-right="0.099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38" style:family="paragraph" style:parent-style-name="DefaultSol">
      <style:text-properties style:font-name="Arial"/>
    </style:style>
    <style:style style:name="P39" style:family="paragraph" style:parent-style-name="DefaultSol">
      <style:text-properties style:font-name="Arial" fo:font-size="12pt" style:font-size-asian="12pt" style:font-size-complex="12pt"/>
    </style:style>
    <style:style style:name="P40" style:family="paragraph" style:parent-style-name="Table_20_Contents">
      <style:paragraph-properties fo:margin-left="-0.014cm" fo:margin-right="0cm" fo:text-align="end" style:justify-single-word="false" fo:text-indent="0cm" style:auto-text-indent="false"/>
      <style:text-properties fo:color="#00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1" style:family="paragraph" style:parent-style-name="Standard">
      <style:paragraph-properties fo:break-before="auto" fo:break-after="auto"/>
      <style:text-properties style:font-name="Arial" fo:font-size="6pt" style:font-size-asian="6pt" style:font-size-complex="6pt"/>
    </style:style>
    <style:style style:name="P42" style:family="paragraph" style:parent-style-name="Standard">
      <style:paragraph-properties fo:line-height="150%" fo:text-align="center" style:justify-single-word="false">
        <style:tab-stops>
          <style:tab-stop style:position="0.097cm"/>
          <style:tab-stop style:position="5.209cm"/>
        </style:tab-stops>
      </style:paragraph-properties>
      <style:text-properties style:font-name="Arial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<text:tab/><text:tab/><text:tab/><text:tab/><text:tab/><text:tab/><text:tab/>%=PAGE_NUMERO=% 3</text:p>
      <text:p text:style-name="P42">%=remLineWhenBlank(NON_RETENU)=%</text:p>
      <text:p text:style-name="P2">%=PCAL_HEADER=%<text:tab/><text:tab/><text:tab/><text:tab/><text:tab/><text:tab/><text:tab/><text:tab/><text:tab/><text:tab/><text:tab/><text:tab/></text:p>
      <text:p text:style-name="P41">%#include PCALMembreFamilles#%</text:p>
      <text:p text:style-name="P3"><text:tab/>%=remLineWhenBlank(HOME_LABEL,1)=%<text:tab/>%=remLineWhenBlank(HOME_DESCRIPTION,)=%</text:p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4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5">%{sousLibelle}%%=LIBELLE=%</text:p>
          </table:table-cell>
          <table:table-cell table:style-name="tabFortune.B2" office:value-type="string">
            <text:p text:style-name="P7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7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7"/>
          </table:table-cell>
          <table:table-cell table:style-name="tabFortune.G2" office:value-type="string">
            <text:p text:style-name="P8"/>
          </table:table-cell>
        </table:table-row>
        <table:table-row table:style-name="tabFortune.3">
          <table:table-cell table:style-name="tabFortune.A2" office:value-type="string">
            <text:p text:style-name="P17">%{ligneStandard}%%=LIBELLE=%</text:p>
          </table:table-cell>
          <table:table-cell table:style-name="tabFortune.B2" office:value-type="string">
            <text:p text:style-name="P9">%=CHF1=%</text:p>
          </table:table-cell>
          <table:table-cell table:style-name="tabFortune.B2" office:value-type="string">
            <text:p text:style-name="P13">%=<text:span text:style-name="T1">MONTANT_C1=%</text:span></text:p>
          </table:table-cell>
          <table:table-cell table:style-name="tabFortune.B2" office:value-type="string">
            <text:p text:style-name="P19">%=CHF2=%</text:p>
          </table:table-cell>
          <table:table-cell table:style-name="tabFortune.B2" office:value-type="string">
            <text:p text:style-name="P13">%=<text:span text:style-name="T1">MONTANT_C2=%</text:span></text:p>
          </table:table-cell>
          <table:table-cell table:style-name="tabFortune.B2" office:value-type="string">
            <text:p text:style-name="P18">%=CHF3=%</text:p>
          </table:table-cell>
          <table:table-cell table:style-name="tabFortune.G2" office:value-type="string">
            <text:p text:style-name="P20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7">%{ligneColUnS}%%=LIBELLE=%</text:p>
          </table:table-cell>
          <table:table-cell table:style-name="tabFortune.B4" office:value-type="string">
            <text:p text:style-name="P9">%=CHF1=%</text:p>
          </table:table-cell>
          <table:table-cell table:style-name="tabFortune.B4" office:value-type="string">
            <text:p text:style-name="P13">%=<text:span text:style-name="T1">MONTANT_C1=%</text:span></text:p>
          </table:table-cell>
          <table:table-cell table:style-name="tabFortune.B2" office:value-type="string">
            <text:p text:style-name="P19">%=CHF2=%</text:p>
          </table:table-cell>
          <table:table-cell table:style-name="tabFortune.B2" office:value-type="string">
            <text:p text:style-name="P13">%=<text:span text:style-name="T1">MONTANT_C2=%</text:span></text:p>
          </table:table-cell>
          <table:table-cell table:style-name="tabFortune.B2" office:value-type="string">
            <text:p text:style-name="P18">%=CHF3=%</text:p>
          </table:table-cell>
          <table:table-cell table:style-name="tabFortune.G2" office:value-type="string">
            <text:p text:style-name="P20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7">%{ligneColUnDeuxS}%%=LIBELLE=%</text:p>
          </table:table-cell>
          <table:table-cell table:style-name="tabFortune.B4" office:value-type="string">
            <text:p text:style-name="P9">%=CHF1=%</text:p>
          </table:table-cell>
          <table:table-cell table:style-name="tabFortune.B4" office:value-type="string">
            <text:p text:style-name="P13">%=<text:span text:style-name="T1">MONTANT_C1=%</text:span></text:p>
          </table:table-cell>
          <table:table-cell table:style-name="tabFortune.B4" office:value-type="string">
            <text:p text:style-name="P6">%=CHF2=%</text:p>
          </table:table-cell>
          <table:table-cell table:style-name="tabFortune.B4" office:value-type="string">
            <text:p text:style-name="P13">%=<text:span text:style-name="T1">MONTANT_C2=%</text:span></text:p>
          </table:table-cell>
          <table:table-cell table:style-name="tabFortune.B2" office:value-type="string">
            <text:p text:style-name="P21">%=CHF3=%</text:p>
          </table:table-cell>
          <table:table-cell table:style-name="tabFortune.G2" office:value-type="string">
            <text:p text:style-name="P20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7">%{ligneColDeuxTroisS}%%=LIBELLE=%</text:p>
          </table:table-cell>
          <table:table-cell table:style-name="tabFortune.B2" office:value-type="string">
            <text:p text:style-name="P9">%=CHF1=%</text:p>
          </table:table-cell>
          <table:table-cell table:style-name="tabFortune.B2" office:value-type="string">
            <text:p text:style-name="P13">%=<text:span text:style-name="T1">MONTANT_C1=%</text:span></text:p>
          </table:table-cell>
          <table:table-cell table:style-name="tabFortune.B4" office:value-type="string">
            <text:p text:style-name="P19">%=CHF2=%</text:p>
          </table:table-cell>
          <table:table-cell table:style-name="tabFortune.B4" office:value-type="string">
            <text:p text:style-name="P13">%=<text:span text:style-name="T1">MONTANT_C2=%</text:span></text:p>
          </table:table-cell>
          <table:table-cell table:style-name="tabFortune.B4" office:value-type="string">
            <text:p text:style-name="P18">%=CHF3=%</text:p>
          </table:table-cell>
          <table:table-cell table:style-name="tabFortune.G6" office:value-type="string">
            <text:p text:style-name="P20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7">%{ligneColUnATroisS}%%=LIBELLE=%</text:p>
          </table:table-cell>
          <table:table-cell table:style-name="tabFortune.B4" office:value-type="string">
            <text:p text:style-name="P9">%=CHF1=%</text:p>
          </table:table-cell>
          <table:table-cell table:style-name="tabFortune.B4" office:value-type="string">
            <text:p text:style-name="P13">%=<text:span text:style-name="T1">MONTANT_C1=%</text:span></text:p>
          </table:table-cell>
          <table:table-cell table:style-name="tabFortune.B4" office:value-type="string">
            <text:p text:style-name="P6">%=CHF2=%</text:p>
          </table:table-cell>
          <table:table-cell table:style-name="tabFortune.B4" office:value-type="string">
            <text:p text:style-name="P13">%=<text:span text:style-name="T1">MONTANT_C2=%</text:span></text:p>
          </table:table-cell>
          <table:table-cell table:style-name="tabFortune.B4" office:value-type="string">
            <text:p text:style-name="P18">%=CHF3=%</text:p>
          </table:table-cell>
          <table:table-cell table:style-name="tabFortune.G6" office:value-type="string">
            <text:p text:style-name="P20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7">%{ligneColDeuxS}%%=LIBELLE=%</text:p>
          </table:table-cell>
          <table:table-cell table:style-name="tabFortune.B2" office:value-type="string">
            <text:p text:style-name="P9">%=CHF1=%</text:p>
          </table:table-cell>
          <table:table-cell table:style-name="tabFortune.B2" office:value-type="string">
            <text:p text:style-name="P13">%=<text:span text:style-name="T1">MONTANT_C1=%</text:span></text:p>
          </table:table-cell>
          <table:table-cell table:style-name="tabFortune.B4" office:value-type="string">
            <text:p text:style-name="P22">%=CHF2=%</text:p>
          </table:table-cell>
          <table:table-cell table:style-name="tabFortune.B4" office:value-type="string">
            <text:p text:style-name="P13">%=<text:span text:style-name="T1">MONTANT_C2=%</text:span></text:p>
          </table:table-cell>
          <table:table-cell table:style-name="tabFortune.B2" office:value-type="string">
            <text:p text:style-name="P18">%=CHF3=%</text:p>
          </table:table-cell>
          <table:table-cell table:style-name="tabFortune.G2" office:value-type="string">
            <text:p text:style-name="P20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7">%{ligneColTroisS}%%=LIBELLE=%</text:p>
          </table:table-cell>
          <table:table-cell table:style-name="tabFortune.B2" office:value-type="string">
            <text:p text:style-name="P9">%=CHF1=%</text:p>
          </table:table-cell>
          <table:table-cell table:style-name="tabFortune.B2" office:value-type="string">
            <text:p text:style-name="P13">%=<text:span text:style-name="T1">MONTANT_C1=%</text:span></text:p>
          </table:table-cell>
          <table:table-cell table:style-name="tabFortune.B2" office:value-type="string">
            <text:p text:style-name="P19">%=CHF2=%</text:p>
          </table:table-cell>
          <table:table-cell table:style-name="tabFortune.B2" office:value-type="string">
            <text:p text:style-name="P13">%=<text:span text:style-name="T1">MONTANT_C2=%</text:span></text:p>
          </table:table-cell>
          <table:table-cell table:style-name="tabFortune.B4" office:value-type="string">
            <text:p text:style-name="P18">%=CHF3=%</text:p>
          </table:table-cell>
          <table:table-cell table:style-name="tabFortune.G6" office:value-type="string">
            <text:p text:style-name="P23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9"/>
          </table:table-cell>
          <table:table-cell table:style-name="tabFortune.B10" office:value-type="string">
            <text:p text:style-name="P9"/>
          </table:table-cell>
          <table:table-cell table:style-name="tabFortune.B10" office:value-type="string">
            <text:p text:style-name="P10"/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10"/>
          </table:table-cell>
          <table:table-cell table:style-name="tabFortune.B10" office:value-type="string">
            <text:p text:style-name="P9"/>
          </table:table-cell>
          <table:table-cell table:style-name="tabFortune.G10" office:value-type="string">
            <text:p text:style-name="P10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24">%=LIBELLETOTAL_F=%</text:p>
          </table:table-cell>
          <table:table-cell table:style-name="Tableau5.B1" office:value-type="string">
            <text:p text:style-name="P28"/>
          </table:table-cell>
          <table:table-cell table:style-name="Tableau5.B1" office:value-type="string">
            <text:p text:style-name="P29"/>
          </table:table-cell>
          <table:table-cell table:style-name="Tableau5.B1" office:value-type="string">
            <text:p text:style-name="P28"/>
          </table:table-cell>
          <table:table-cell table:style-name="Tableau5.B1" office:value-type="string">
            <text:p text:style-name="P29"/>
          </table:table-cell>
          <table:table-cell table:style-name="Tableau5.B1" office:value-type="string">
            <text:p text:style-name="P32">%=CHF=%</text:p>
          </table:table-cell>
          <table:table-cell table:style-name="Tableau5.G1" office:value-type="string">
            <text:p text:style-name="P40">%=MONTANT_TOTAL_F=%</text:p>
          </table:table-cell>
        </table:table-row>
      </table:table>
      <text:p text:style-name="P1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33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1">
          <table:table-cell table:style-name="tabRevenu.A2" office:value-type="string">
            <text:p text:style-name="P34">%{sousLibelle}%%=LIBELLE=%</text:p>
          </table:table-cell>
          <table:table-cell table:style-name="tabRevenu.B2" office:value-type="string">
            <text:p text:style-name="P7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7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7"/>
          </table:table-cell>
          <table:table-cell table:style-name="tabRevenu.G2" office:value-type="string">
            <text:p text:style-name="P8"/>
          </table:table-cell>
        </table:table-row>
        <table:table-row table:style-name="tabRevenu.1">
          <table:table-cell table:style-name="tabRevenu.A2" office:value-type="string">
            <text:p text:style-name="P35">%{ligneStandard}%%=LIBELLE=%</text:p>
          </table:table-cell>
          <table:table-cell table:style-name="tabRevenu.B2" office:value-type="string">
            <text:p text:style-name="P9">%=CHF1=%</text:p>
          </table:table-cell>
          <table:table-cell table:style-name="tabRevenu.B2" office:value-type="string">
            <text:p text:style-name="P13">%=<text:span text:style-name="T1">MONTANT_C1=%</text:span></text:p>
          </table:table-cell>
          <table:table-cell table:style-name="tabRevenu.B2" office:value-type="string">
            <text:p text:style-name="P36">%=CHF2=%</text:p>
          </table:table-cell>
          <table:table-cell table:style-name="tabRevenu.B2" office:value-type="string">
            <text:p text:style-name="P13">%=<text:span text:style-name="T1">MONTANT_C2=%</text:span></text:p>
          </table:table-cell>
          <table:table-cell table:style-name="tabRevenu.B2" office:value-type="string">
            <text:p text:style-name="P19">%=CHF3=%</text:p>
          </table:table-cell>
          <table:table-cell table:style-name="tabRevenu.G2" office:value-type="string">
            <text:p text:style-name="P20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17">%{ligneColUnS}%%=LIBELLE=%</text:p>
          </table:table-cell>
          <table:table-cell table:style-name="tabRevenu.B4" office:value-type="string">
            <text:p text:style-name="P9">%=CHF1=%</text:p>
          </table:table-cell>
          <table:table-cell table:style-name="tabRevenu.B4" office:value-type="string">
            <text:p text:style-name="P13">%=<text:span text:style-name="T1">MONTANT_C1=%</text:span></text:p>
          </table:table-cell>
          <table:table-cell table:style-name="tabRevenu.B2" office:value-type="string">
            <text:p text:style-name="P6">%=CHF2=%</text:p>
          </table:table-cell>
          <table:table-cell table:style-name="tabRevenu.B2" office:value-type="string">
            <text:p text:style-name="P13">%=<text:span text:style-name="T1">MONTANT_C2=%</text:span></text:p>
          </table:table-cell>
          <table:table-cell table:style-name="tabRevenu.B2" office:value-type="string">
            <text:p text:style-name="P22">%=CHF3=%</text:p>
          </table:table-cell>
          <table:table-cell table:style-name="tabRevenu.G2" office:value-type="string">
            <text:p text:style-name="P23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5">%{ligneColUnDeuxS}%%=LIBELLE=%</text:p>
          </table:table-cell>
          <table:table-cell table:style-name="tabRevenu.B4" office:value-type="string">
            <text:p text:style-name="P9">%=CHF1=%</text:p>
          </table:table-cell>
          <table:table-cell table:style-name="tabRevenu.B4" office:value-type="string">
            <text:p text:style-name="P13">%=<text:span text:style-name="T1">MONTANT_C1=%</text:span></text:p>
          </table:table-cell>
          <table:table-cell table:style-name="tabRevenu.B4" office:value-type="string">
            <text:p text:style-name="P36">%=CHF2=%</text:p>
          </table:table-cell>
          <table:table-cell table:style-name="tabRevenu.B4" office:value-type="string">
            <text:p text:style-name="P13">%=<text:span text:style-name="T1">MONTANT_C2=%</text:span></text:p>
          </table:table-cell>
          <table:table-cell table:style-name="tabRevenu.B2" office:value-type="string">
            <text:p text:style-name="P19">%=CHF3=%</text:p>
          </table:table-cell>
          <table:table-cell table:style-name="tabRevenu.G2" office:value-type="string">
            <text:p text:style-name="P20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5">%{ligneColDeuxTroisS}%%=LIBELLE=%</text:p>
          </table:table-cell>
          <table:table-cell table:style-name="tabRevenu.B2" office:value-type="string">
            <text:p text:style-name="P9">%=CHF1=%</text:p>
          </table:table-cell>
          <table:table-cell table:style-name="tabRevenu.B2" office:value-type="string">
            <text:p text:style-name="P13">%=<text:span text:style-name="T1">MONTANT_C1=%</text:span></text:p>
          </table:table-cell>
          <table:table-cell table:style-name="tabRevenu.B4" office:value-type="string">
            <text:p text:style-name="P19">%=CHF2=%</text:p>
          </table:table-cell>
          <table:table-cell table:style-name="tabRevenu.B4" office:value-type="string">
            <text:p text:style-name="P13">%=<text:span text:style-name="T1">MONTANT_C2=%</text:span></text:p>
          </table:table-cell>
          <table:table-cell table:style-name="tabRevenu.B4" office:value-type="string">
            <text:p text:style-name="P19">%=CHF3=%</text:p>
          </table:table-cell>
          <table:table-cell table:style-name="tabRevenu.G6" office:value-type="string">
            <text:p text:style-name="P20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5">%{ligneColUnATroisS}%%=LIBELLE=%</text:p>
          </table:table-cell>
          <table:table-cell table:style-name="tabRevenu.B4" office:value-type="string">
            <text:p text:style-name="P9">%=CHF1=%</text:p>
          </table:table-cell>
          <table:table-cell table:style-name="tabRevenu.B4" office:value-type="string">
            <text:p text:style-name="P13">%=<text:span text:style-name="T1">MONTANT_C1=%</text:span></text:p>
          </table:table-cell>
          <table:table-cell table:style-name="tabRevenu.B4" office:value-type="string">
            <text:p text:style-name="P36">%=CHF2=%</text:p>
          </table:table-cell>
          <table:table-cell table:style-name="tabRevenu.B4" office:value-type="string">
            <text:p text:style-name="P13">%=<text:span text:style-name="T1">MONTANT_C2=%</text:span></text:p>
          </table:table-cell>
          <table:table-cell table:style-name="tabRevenu.B4" office:value-type="string">
            <text:p text:style-name="P19">%=CHF3=%</text:p>
          </table:table-cell>
          <table:table-cell table:style-name="tabRevenu.G6" office:value-type="string">
            <text:p text:style-name="P20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5">%{ligneColDeuxS}%%=LIBELLE=%</text:p>
          </table:table-cell>
          <table:table-cell table:style-name="tabRevenu.B2" office:value-type="string">
            <text:p text:style-name="P9">%=CHF1=%</text:p>
          </table:table-cell>
          <table:table-cell table:style-name="tabRevenu.B2" office:value-type="string">
            <text:p text:style-name="P13">%=<text:span text:style-name="T1">MONTANT_C1=%</text:span></text:p>
          </table:table-cell>
          <table:table-cell table:style-name="tabRevenu.B4" office:value-type="string">
            <text:p text:style-name="P36">%=CHF2=%</text:p>
          </table:table-cell>
          <table:table-cell table:style-name="tabRevenu.B4" office:value-type="string">
            <text:p text:style-name="P13">%=<text:span text:style-name="T1">MONTANT_C2=%</text:span></text:p>
          </table:table-cell>
          <table:table-cell table:style-name="tabRevenu.B2" office:value-type="string">
            <text:p text:style-name="P19">%=CHF3=%</text:p>
          </table:table-cell>
          <table:table-cell table:style-name="tabRevenu.G2" office:value-type="string">
            <text:p text:style-name="P37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5">%{ligneColTroisS}%%=LIBELLE=%</text:p>
          </table:table-cell>
          <table:table-cell table:style-name="tabRevenu.B2" office:value-type="string">
            <text:p text:style-name="P9">%=CHF1=%</text:p>
          </table:table-cell>
          <table:table-cell table:style-name="tabRevenu.B2" office:value-type="string">
            <text:p text:style-name="P13">%=<text:span text:style-name="T1">MONTANT_C1=%</text:span></text:p>
          </table:table-cell>
          <table:table-cell table:style-name="tabRevenu.B2" office:value-type="string">
            <text:p text:style-name="P19">%=CHF2=%</text:p>
          </table:table-cell>
          <table:table-cell table:style-name="tabRevenu.B2" office:value-type="string">
            <text:p text:style-name="P13">%=<text:span text:style-name="T1">MONTANT_C2=%</text:span></text:p>
          </table:table-cell>
          <table:table-cell table:style-name="tabRevenu.B4" office:value-type="string">
            <text:p text:style-name="P22">%=CHF3=%</text:p>
          </table:table-cell>
          <table:table-cell table:style-name="tabRevenu.G6" office:value-type="string">
            <text:p text:style-name="P23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9"/>
          </table:table-cell>
          <table:table-cell table:style-name="tabRevenu.B10" office:value-type="string">
            <text:p text:style-name="P9"/>
          </table:table-cell>
          <table:table-cell table:style-name="tabRevenu.B10" office:value-type="string">
            <text:p text:style-name="P10"/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10"/>
          </table:table-cell>
          <table:table-cell table:style-name="tabRevenu.B10" office:value-type="string">
            <text:p text:style-name="P9"/>
          </table:table-cell>
          <table:table-cell table:style-name="tabRevenu.G10" office:value-type="string">
            <text:p text:style-name="P10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24">%=LIBELLETOTAL_R=%</text:p>
          </table:table-cell>
          <table:table-cell table:style-name="Tableau2.B1" office:value-type="string">
            <text:p text:style-name="P28"/>
          </table:table-cell>
          <table:table-cell table:style-name="Tableau2.B1" office:value-type="string">
            <text:p text:style-name="P29"/>
          </table:table-cell>
          <table:table-cell table:style-name="Tableau2.B1" office:value-type="string">
            <text:p text:style-name="P28"/>
          </table:table-cell>
          <table:table-cell table:style-name="Tableau2.B1" office:value-type="string">
            <text:p text:style-name="P29"/>
          </table:table-cell>
          <table:table-cell table:style-name="Tableau2.B1" office:value-type="string">
            <text:p text:style-name="P30">%=CHF=%</text:p>
          </table:table-cell>
          <table:table-cell table:style-name="Tableau2.G1" office:value-type="string">
            <text:p text:style-name="P31">%=MONTANT_TOTAL_R=%</text:p>
          </table:table-cell>
        </table:table-row>
      </table:table>
      <text:p text:style-name="P1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25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6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12">%{ligneStandard}%%=LIBELLE=%</text:p>
          </table:table-cell>
          <table:table-cell table:style-name="tabDepense.B3" office:value-type="string">
            <text:p text:style-name="P9">%=CHF1=%</text:p>
          </table:table-cell>
          <table:table-cell table:style-name="tabDepense.B3" office:value-type="string">
            <text:p text:style-name="P13">%=<text:span text:style-name="T1">MONTAN</text:span><text:span text:style-name="T1">T_C1=%</text:span></text:p>
          </table:table-cell>
          <table:table-cell table:style-name="tabDepense.B3" office:value-type="string">
            <text:p text:style-name="P9">%=CHF2=%</text:p>
          </table:table-cell>
          <table:table-cell table:style-name="tabDepense.B3" office:value-type="string">
            <text:p text:style-name="P13">%=<text:span text:style-name="T1">MONTAN</text:span><text:span text:style-name="T1">T_C2=%</text:span></text:p>
          </table:table-cell>
          <table:table-cell table:style-name="tabDepense.B3" office:value-type="string">
            <text:p text:style-name="P9">%=CHF3=%</text:p>
          </table:table-cell>
          <table:table-cell table:style-name="tabDepense.G3" office:value-type="string">
            <text:p text:style-name="P13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12">%{ligneColUnS}%%=LIBELLE=%</text:p>
          </table:table-cell>
          <table:table-cell table:style-name="tabDepense.B4" office:value-type="string">
            <text:p text:style-name="P9">%=CHF1=%</text:p>
          </table:table-cell>
          <table:table-cell table:style-name="tabDepense.B4" office:value-type="string">
            <text:p text:style-name="P13">%=<text:span text:style-name="T1">MONTANT_C1=%</text:span></text:p>
          </table:table-cell>
          <table:table-cell table:style-name="tabDepense.B3" office:value-type="string">
            <text:p text:style-name="P9">%=CHF2=%</text:p>
          </table:table-cell>
          <table:table-cell table:style-name="tabDepense.B3" office:value-type="string">
            <text:p text:style-name="P13">%=<text:span text:style-name="T1">MONTANT_C2=%</text:span></text:p>
          </table:table-cell>
          <table:table-cell table:style-name="tabDepense.B3" office:value-type="string">
            <text:p text:style-name="P9">%=CHF3=%</text:p>
          </table:table-cell>
          <table:table-cell table:style-name="tabDepense.G3" office:value-type="string">
            <text:p text:style-name="P13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2">%{ligneColUnDeuxS}%%=LIBELLE=%</text:p>
          </table:table-cell>
          <table:table-cell table:style-name="tabDepense.B4" office:value-type="string">
            <text:p text:style-name="P9">%=CHF1=%</text:p>
          </table:table-cell>
          <table:table-cell table:style-name="tabDepense.B4" office:value-type="string">
            <text:p text:style-name="P13">%=<text:span text:style-name="T1">MONTANT_C1=%</text:span></text:p>
          </table:table-cell>
          <table:table-cell table:style-name="tabDepense.B4" office:value-type="string">
            <text:p text:style-name="P9">%=CHF2=%</text:p>
          </table:table-cell>
          <table:table-cell table:style-name="tabDepense.B4" office:value-type="string">
            <text:p text:style-name="P13">%=<text:span text:style-name="T1">MONTANT_C2=%</text:span></text:p>
          </table:table-cell>
          <table:table-cell table:style-name="tabDepense.B3" office:value-type="string">
            <text:p text:style-name="P9">%=CHF3=%</text:p>
          </table:table-cell>
          <table:table-cell table:style-name="tabDepense.G3" office:value-type="string">
            <text:p text:style-name="P13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2">%{ligneColDeuxTroisS}%%=LIBELLE=%</text:p>
          </table:table-cell>
          <table:table-cell table:style-name="tabDepense.B3" office:value-type="string">
            <text:p text:style-name="P9">%=CHF1=%</text:p>
          </table:table-cell>
          <table:table-cell table:style-name="tabDepense.B3" office:value-type="string">
            <text:p text:style-name="P13">%=<text:span text:style-name="T1">MONTANT_C1=%</text:span></text:p>
          </table:table-cell>
          <table:table-cell table:style-name="tabDepense.B4" office:value-type="string">
            <text:p text:style-name="P9">%=CHF2=%</text:p>
          </table:table-cell>
          <table:table-cell table:style-name="tabDepense.B4" office:value-type="string">
            <text:p text:style-name="P13">%=<text:span text:style-name="T1">MONTANT_C2=%</text:span></text:p>
          </table:table-cell>
          <table:table-cell table:style-name="tabDepense.B4" office:value-type="string">
            <text:p text:style-name="P9">%=CHF3=%</text:p>
          </table:table-cell>
          <table:table-cell table:style-name="tabDepense.G6" office:value-type="string">
            <text:p text:style-name="P13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2">%{ligneColUnATroisS}%%=LIBELLE=%</text:p>
          </table:table-cell>
          <table:table-cell table:style-name="tabDepense.B4" office:value-type="string">
            <text:p text:style-name="P9">%=CHF1=%</text:p>
          </table:table-cell>
          <table:table-cell table:style-name="tabDepense.B4" office:value-type="string">
            <text:p text:style-name="P13">%=<text:span text:style-name="T1">MONTANT_C1=%</text:span></text:p>
          </table:table-cell>
          <table:table-cell table:style-name="tabDepense.B4" office:value-type="string">
            <text:p text:style-name="P9">%=CHF2=%</text:p>
          </table:table-cell>
          <table:table-cell table:style-name="tabDepense.B4" office:value-type="string">
            <text:p text:style-name="P13">%=<text:span text:style-name="T1">MONTANT_C2=%</text:span></text:p>
          </table:table-cell>
          <table:table-cell table:style-name="tabDepense.B4" office:value-type="string">
            <text:p text:style-name="P9">%=CHF3=%</text:p>
          </table:table-cell>
          <table:table-cell table:style-name="tabDepense.G6" office:value-type="string">
            <text:p text:style-name="P13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2">%{ligneColDeuxS}%%=LIBELLE=%</text:p>
          </table:table-cell>
          <table:table-cell table:style-name="tabDepense.B3" office:value-type="string">
            <text:p text:style-name="P9">%=CHF1=%</text:p>
          </table:table-cell>
          <table:table-cell table:style-name="tabDepense.B3" office:value-type="string">
            <text:p text:style-name="P13">%=<text:span text:style-name="T1">MONTANT_C1=%</text:span></text:p>
          </table:table-cell>
          <table:table-cell table:style-name="tabDepense.B4" office:value-type="string">
            <text:p text:style-name="P9">%=CHF2=%</text:p>
          </table:table-cell>
          <table:table-cell table:style-name="tabDepense.B4" office:value-type="string">
            <text:p text:style-name="P13">%=<text:span text:style-name="T1">MONTANT_C2=%</text:span></text:p>
          </table:table-cell>
          <table:table-cell table:style-name="tabDepense.B3" office:value-type="string">
            <text:p text:style-name="P9">%=CHF3=%</text:p>
          </table:table-cell>
          <table:table-cell table:style-name="tabDepense.G3" office:value-type="string">
            <text:p text:style-name="P13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2">%{ligneColTroisS}%%=LIBELLE=%</text:p>
          </table:table-cell>
          <table:table-cell table:style-name="tabDepense.B9" office:value-type="string">
            <text:p text:style-name="P9">%=CHF1=%</text:p>
          </table:table-cell>
          <table:table-cell table:style-name="tabDepense.B9" office:value-type="string">
            <text:p text:style-name="P13">%=<text:span text:style-name="T1">MONTANT_C1=%</text:span></text:p>
          </table:table-cell>
          <table:table-cell table:style-name="tabDepense.B3" office:value-type="string">
            <text:p text:style-name="P9">%=CHF2=%</text:p>
          </table:table-cell>
          <table:table-cell table:style-name="tabDepense.B3" office:value-type="string">
            <text:p text:style-name="P13">%=<text:span text:style-name="T1">MONTANT_C2=%</text:span></text:p>
          </table:table-cell>
          <table:table-cell table:style-name="tabDepense.B4" office:value-type="string">
            <text:p text:style-name="P9">%=CHF3=%</text:p>
          </table:table-cell>
          <table:table-cell table:style-name="tabDepense.G6" office:value-type="string">
            <text:p text:style-name="P13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9"/>
          </table:table-cell>
          <table:table-cell table:style-name="tabDepense.B9" office:value-type="string">
            <text:p text:style-name="P9"/>
          </table:table-cell>
          <table:table-cell table:style-name="tabDepense.B9" office:value-type="string">
            <text:p text:style-name="P10"/>
          </table:table-cell>
          <table:table-cell table:style-name="tabDepense.B3" office:value-type="string">
            <text:p text:style-name="P9"/>
          </table:table-cell>
          <table:table-cell table:style-name="tabDepense.B3" office:value-type="string">
            <text:p text:style-name="P10"/>
          </table:table-cell>
          <table:table-cell table:style-name="tabDepense.B9" office:value-type="string">
            <text:p text:style-name="P9"/>
          </table:table-cell>
          <table:table-cell table:style-name="tabDepense.G10" office:value-type="string">
            <text:p text:style-name="P10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4">%=LIBELLETOTAL_D=%</text:p>
          </table:table-cell>
          <table:table-cell table:style-name="Tableau3.B1" office:value-type="string">
            <text:p text:style-name="P28"/>
          </table:table-cell>
          <table:table-cell table:style-name="Tableau3.B1" office:value-type="string">
            <text:p text:style-name="P29"/>
          </table:table-cell>
          <table:table-cell table:style-name="Tableau3.B1" office:value-type="string">
            <text:p text:style-name="P28"/>
          </table:table-cell>
          <table:table-cell table:style-name="Tableau3.B1" office:value-type="string">
            <text:p text:style-name="P29"/>
          </table:table-cell>
          <table:table-cell table:style-name="Tableau3.B1" office:value-type="string">
            <text:p text:style-name="P30">%=CHF=%</text:p>
          </table:table-cell>
          <table:table-cell table:style-name="Tableau3.G1" office:value-type="string">
            <text:p text:style-name="P31">%=MONTANT_TOTAL_D=%</text:p>
          </table:table-cell>
        </table:table-row>
      </table:table>
      <text:p text:style-name="P3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26">%=remLineWhenBlank(totalL1)=%</text:p>
          </table:table-cell>
          <table:table-cell table:style-name="Tableau4.B1" office:value-type="string">
            <text:p text:style-name="P12"><text:span text:style-name="T2">%=</text:span>CHF1L1=%</text:p>
          </table:table-cell>
          <table:table-cell table:style-name="Tableau4.B1" office:value-type="string">
            <text:p text:style-name="P13">%=<text:span text:style-name="T1">MONTANTL1_C1=%</text:span></text:p>
          </table:table-cell>
          <table:table-cell table:style-name="Tableau4.B1" office:value-type="string">
            <text:p text:style-name="P12"><text:span text:style-name="T2">%=</text:span>CHF2L1=%</text:p>
          </table:table-cell>
          <table:table-cell table:style-name="Tableau4.B1" office:value-type="string">
            <text:p text:style-name="P13">%=<text:span text:style-name="T1">MONTANTL1_C2=%</text:span></text:p>
          </table:table-cell>
          <table:table-cell table:style-name="Tableau4.B1" office:value-type="string">
            <text:p text:style-name="P11">%=CHF3L1=%</text:p>
          </table:table-cell>
          <table:table-cell table:style-name="Tableau4.G1" office:value-type="string">
            <text:p text:style-name="P14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office:value-type="string">
            <text:p text:style-name="P27">%=remLineWhenBlank(totalL2)=%</text:p>
          </table:table-cell>
          <table:table-cell table:style-name="Tableau4.B2" office:value-type="string">
            <text:p text:style-name="P12"/>
          </table:table-cell>
          <table:table-cell table:style-name="Tableau4.B2" office:value-type="string">
            <text:p text:style-name="P15"/>
          </table:table-cell>
          <table:table-cell table:style-name="Tableau4.B2" office:value-type="string">
            <text:p text:style-name="P12"/>
          </table:table-cell>
          <table:table-cell table:style-name="Tableau4.B2" office:value-type="string">
            <text:p text:style-name="P15"/>
          </table:table-cell>
          <table:table-cell table:style-name="Tableau4.B2" office:value-type="string">
            <text:p text:style-name="P9">%=CHF3L2=%</text:p>
          </table:table-cell>
          <table:table-cell table:style-name="Tableau4.G2" office:value-type="string">
            <text:p text:style-name="P13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26">%=remLineWhenBlank(totalL3)=%</text:p>
          </table:table-cell>
          <table:table-cell table:style-name="Tableau4.B3" office:value-type="string">
            <text:p text:style-name="P12"/>
          </table:table-cell>
          <table:table-cell table:style-name="Tableau4.B3" office:value-type="string">
            <text:p text:style-name="P15"/>
          </table:table-cell>
          <table:table-cell table:style-name="Tableau4.B3" office:value-type="string">
            <text:p text:style-name="P12"/>
          </table:table-cell>
          <table:table-cell table:style-name="Tableau4.B3" office:value-type="string">
            <text:p text:style-name="P15"/>
          </table:table-cell>
          <table:table-cell table:style-name="Tableau4.B3" office:value-type="string">
            <text:p text:style-name="P11">%=CHF3L3=%</text:p>
          </table:table-cell>
          <table:table-cell table:style-name="Tableau4.G3" office:value-type="string">
            <text:p text:style-name="P14"><text:span text:style-name="T2">%=</text:span><text:span text:style-name="T3">MONTAN</text:span><text:span text:style-name="T1">TL3_C3=%</text:span></text:p>
          </table:table-cell>
        </table:table-row>
      </table:table>
      <text:p text:style-name="P38">%#include PCALVersementDouble#%</text:p>
      <text:p text:style-name="P38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22</meta:editing-cycles>
    <meta:editing-duration>PT33M21S</meta:editing-duration>
    <dc:date>2020-10-28T09:30:38.58</dc:date>
    <meta:document-statistic meta:table-count="7" meta:image-count="0" meta:object-count="0" meta:page-count="1" meta:paragraph-count="182" meta:word-count="186" meta:character-count="2727"/>
    <meta:user-defined meta:name="Info 1"/>
    <meta:user-defined meta:name="Info 2"/>
    <meta:user-defined meta:name="Info 3"/>
    <meta:user-defined meta:name="Info 4"/>
  </office:meta>
</office:document-meta>
</file>